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28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1">
            <text:p>Ejemplo 1 : este criterio se aplica para todas las interface de consulta, tomè facturas como caso particular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grupo_id</text:p>
          </table:table-cell>
          <table:table-cell office:value-type="string" table:style-name="ce2">
            <text:p>cliente_id</text:p>
          </table:table-cell>
          <table:table-cell office:value-type="string" table:style-name="ce2">
            <text:p>sucursal_id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das las facturas de todos los grupo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todas las facturas de todos los grupos</text:p>
          </table:table-cell>
          <table:table-cell office:value-type="string" table:style-name="ce1">
            <text:p>agrupado por client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das las facturas de todos los grupos</text:p>
          </table:table-cell>
          <table:table-cell office:value-type="string" table:style-name="ce1">
            <text:p>agrupado por cliente y sucurs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todas las facturas del grupo con id = 'id'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todas las facturas del grupo con id = 'id'</text:p>
          </table:table-cell>
          <table:table-cell office:value-type="string" table:style-name="ce1">
            <text:p>agrupado por cliente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i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das las facturas del grupo con id = 'id'</text:p>
          </table:table-cell>
          <table:table-cell office:value-type="string" table:style-name="ce1">
            <text:p>agrupado por cliente y sucurs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todas las facturas de todos los clientes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das las facturas de todos los clientes</text:p>
          </table:table-cell>
          <table:table-cell office:value-type="string" table:style-name="ce1">
            <text:p>agrupado por sucurs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null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&lt;&gt;0</text:p>
          </table:table-cell>
          <table:table-cell office:value-type="string" table:style-name="ce1">
            <text:p>todas las facturas del cliente con id='id'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null</text:p>
          </table:table-cell>
          <table:table-cell office:value-type="string" table:style-name="ce1">
            <text:p>id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das las facturas del cliente con id='id'</text:p>
          </table:table-cell>
          <table:table-cell office:value-type="string" table:style-name="ce1">
            <text:p>agrupado por sucurs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todas las facturas del la sucursal con id='id'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n todos los casos si se pasa un parametro mail se le envia a ese mails, si no puede enviarlo lo baj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n caso que mail no sea nil entonces se puede agregar 2 parametros : subject y messag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terface facturac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 interface brinda una agruapcion por documento según crite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upo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iente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cursal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icio</text:p>
          </table:table-cell>
          <table:table-cell office:value-type="string" table:style-name="ce1">
            <text:p>fecha de inici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n</text:p>
          </table:table-cell>
          <table:table-cell office:value-type="string" table:style-name="ce1">
            <text:p>fecha de fi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cturas</text:p>
          </table:table-cell>
          <table:table-cell office:value-type="string" table:style-name="ce1">
            <text:p>si se quiere factur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ndientes</text:p>
          </table:table-cell>
          <table:table-cell office:value-type="string" table:style-name="ce1">
            <text:p>en caso que facturas sea "true" se manifiesta si se quiere solo pendientes<text:s/></text:p>
          </table:table-cell>
          <table:table-cell table:number-columns-repeated="4" table:style-name="ce1"/>
          <table:table-cell office:value-type="string" table:style-name="ce1">
            <text:p>un combo con todas - pendientes - vencidas puede and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ncidas</text:p>
          </table:table-cell>
          <table:table-cell office:value-type="string" table:style-name="ce1">
            <text:p>en caso que facturas sea "true" y pendientes "true se manifiesta si se quiere solo las vencidas</text:p>
          </table:table-cell>
          <table:table-cell table:number-columns-repeated="4" table:style-name="ce1"/>
          <table:table-cell office:value-type="string" table:style-name="ce1">
            <text:p>Este parametro no esta programado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cibos</text:p>
          </table:table-cell>
          <table:table-cell office:value-type="string" table:style-name="ce1">
            <text:p>si se quiere recib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dcs</text:p>
          </table:table-cell>
          <table:table-cell office:value-type="string" table:style-name="ce1">
            <text:p>si se quiere notas de creditos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dds</text:p>
          </table:table-cell>
          <table:table-cell office:value-type="string" table:style-name="ce1">
            <text:p>si se quiere notas de debit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mpresa</text:p>
          </table:table-cell>
          <table:table-cell office:value-type="string" table:style-name="ce1">
            <text:p>si se quieren solo documentos impresos se pone 1, si se quiere solo los no impresos se le pone 2, cualquier otro caso se reportan ambos.</text:p>
          </table:table-cell>
          <table:table-cell table:number-columns-repeated="3" table:style-name="ce1"/>
          <table:table-cell office:value-type="string" table:style-name="ce1">
            <text:p>le pondria 1 por defect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nulada</text:p>
          </table:table-cell>
          <table:table-cell office:value-type="string" table:style-name="ce1">
            <text:p>en caso que impresa = "1" se puede seleccionar si se quiere tambien las "anuladas"</text:p>
          </table:table-cell>
          <table:table-cell table:number-columns-repeated="3" table:style-name="ce1"/>
          <table:table-cell office:value-type="string" table:style-name="ce1">
            <text:p>le pondria false por defecto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terface movimient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porta movimeintos "casi contables"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upo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iente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cursal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nedas</text:p>
          </table:table-cell>
          <table:table-cell office:value-type="string" table:style-name="ce1">
            <text:p>se selecciona un conjunto de monedas para las que se quiere el reporte</text:p>
          </table:table-cell>
          <table:table-cell table:number-columns-repeated="3" table:style-name="ce1"/>
          <table:table-cell office:value-type="string" table:style-name="ce1">
            <text:p>pondria como ya seleccionada la por defecto, esto tambien habria que aplicarlo a todas las selecciones de monedas y pag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icio</text:p>
          </table:table-cell>
          <table:table-cell office:value-type="string" table:style-name="ce1">
            <text:p>fecha de incio, si no se pone ninguna fecha de incio se retorna el saldo actua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in</text:p>
          </table:table-cell>
          <table:table-cell office:value-type="string" table:style-name="ce1">
            <text:p>fecha de fin en caso que incio no sea null, simpre debe ir en este caso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interface articulos_report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upo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iente_id</text:p>
          </table:table-cell>
          <table:table-cell office:value-type="string" table:style-name="ce1">
            <text:p>según ejemplo 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ucursal_id</text:p>
          </table:table-cell>
          <table:table-cell office:value-type="string" table:style-name="ce1">
            <text:p>según ejemplo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icio</text:p>
          </table:table-cell>
          <table:table-cell office:value-type="string" table:style-name="ce1">
            <text:p>fecha de incio, si no se pone ninguna fecha de incio se retorna todo al moment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</text:p>
          </table:table-cell>
          <table:table-cell office:value-type="string" table:style-name="ce1">
            <text:p>fecha de fin en caso que incio no sea null, simpre debe ir en este caso</text:p>
          </table:table-cell>
          <table:table-cell table:number-columns-repeated="16382"/>
        </table:table-row>
        <table:table-row table:number-rows-repeated="1048525" table:style-name="ro1">
          <table:table-cell table:number-columns-repeated="16384"/>
        </table:table-row>
      </table:table>
      <table:table table:name="Hoja2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2" table:default-cell-style-name="ce1"/>
        <table:table-column table:style-name="co6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lvaro</meta:initial-creator>
    <dc:creator>Bruno</dc:creator>
    <meta:creation-date>2012-07-21T15:03:47Z</meta:creation-date>
    <dc:date>2012-11-06T04:42:33Z</dc:date>
    <meta:editing-cycles>1</meta:editing-cycles>
    <meta:editing-duration>PT425S</meta:editing-duration>
  </office:meta>
</office:document-meta>
</file>